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4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4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8.248cm"/>
    </style:style>
    <style:style style:name="co2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3">
            <calcext:condition calcext:apply-style-name="Error" calcext:value="duplicate" calcext:base-cell-address="list.B3"/>
          </calcext:conditional-format>
          <calcext:conditional-format calcext:target-range-address="list.C3:list.C3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8" table:default-cell-style-name="Default"/>
        <table:table-column table:style-name="co19" table:default-cell-style-name="ce187"/>
        <table:table-column table:style-name="co20" table:default-cell-style-name="ce191"/>
        <table:table-column table:style-name="co21" table:default-cell-style-name="ce191"/>
        <table:table-column table:style-name="co22" table:default-cell-style-name="Default"/>
        <table:table-column table:style-name="co23" table:default-cell-style-name="ce134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7" table:default-cell-style-name="ce129"/>
        <table:table-column table:style-name="co28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9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6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8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2:list.C283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29:53.9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2T09:35:20.727000000</dc:date>
    <meta:editing-duration>P2DT9H47M14S</meta:editing-duration>
    <meta:editing-cycles>933</meta:editing-cycles>
    <meta:document-statistic meta:table-count="4" meta:cell-count="31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